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6CDD10A8240B212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999999" draw:marker-start-width="0.254cm" draw:marker-end-width="0.254cm" svg:stroke-opacity="100%" draw:fill="solid" draw:fill-color="#cccccc" draw:opacity="100%" draw:opacity-name="Transparency_20_20" draw:textarea-horizontal-align="justify" draw:textarea-vertical-align="middle" draw:auto-grow-height="false" fo:min-height="4.706cm" fo:min-width="17.897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999999" draw:marker-start-width="0.254cm" draw:marker-end-width="0.254cm" svg:stroke-opacity="100%" draw:fill="solid" draw:fill-color="#cccccc" draw:opacity="100%" draw:opacity-name="Transparency_20_20" draw:textarea-horizontal-align="justify" draw:textarea-vertical-align="middle" draw:auto-grow-height="false" fo:min-height="4.724cm" fo:min-width="17.915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999999" draw:marker-start-width="0.227cm" draw:marker-end-width="0.227cm" svg:stroke-opacity="100%" draw:fill="solid" draw:fill-color="#cccccc" draw:opacity="100%" draw:opacity-name="Transparency_20_20" draw:textarea-horizontal-align="justify" draw:textarea-vertical-align="middle" draw:auto-grow-height="false" fo:min-height="4.724cm" fo:min-width="17.915cm" fo:padding-top="0.134cm" fo:padding-bottom="0.134cm" fo:padding-left="0.259cm" fo:padding-right="0.259cm"/>
    </style:style>
    <style:style style:name="gr4" style:family="graphic" style:parent-style-name="standard">
      <style:graphic-properties draw:stroke="dash" draw:stroke-dash="Ultrafine_20_Dashed" svg:stroke-width="0.035cm" svg:stroke-color="#666666" draw:marker-start-width="0.252cm" draw:marker-end-width="0.252cm" draw:fill="gradient" draw:fill-color="#dddddd" draw:fill-gradient-name="Gradient_20_100" draw:textarea-horizontal-align="justify" draw:textarea-vertical-align="middle" draw:auto-grow-height="false" fo:min-height="4.288cm" fo:min-width="5.265cm" fo:padding-top="0.142cm" fo:padding-bottom="0.142cm" fo:padding-left="0.267cm" fo:padding-right="0.267cm" draw:shadow="visible" draw:shadow-offset-x="0.071cm" draw:shadow-offset-y="0.071cm"/>
    </style:style>
    <style:style style:name="gr5" style:family="graphic" style:parent-style-name="standard">
      <style:graphic-properties draw:stroke="none" draw:fill="none" fo:min-height="0.941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7" draw:textarea-horizontal-align="justify" draw:textarea-vertical-align="middle" draw:auto-grow-height="false" fo:min-height="0.669cm" fo:min-width="2.134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linecap="round" draw:fill-color="#dddddd" draw:opacity="100%" draw:opacity-name="Transparency_20_20" draw:textarea-horizontal-align="justify" draw:textarea-vertical-align="middle" draw:auto-grow-height="false" fo:min-height="1.782cm" fo:min-width="5.342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b2b2b2" draw:opacity="100%" draw:opacity-name="Transparency_20_27" draw:textarea-horizontal-align="justify" draw:textarea-vertical-align="top" draw:auto-grow-height="false" fo:min-height="1.915cm" fo:min-width="3.821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51cm"/>
    </style:style>
    <style:style style:name="gr11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b2b2b2" draw:opacity="100%" draw:opacity-name="Transparency_20_27" draw:textarea-horizontal-align="justify" draw:textarea-vertical-align="top" draw:auto-grow-height="false" fo:min-height="3.787cm" fo:min-width="4.396cm" fo:padding-top="0.165cm" fo:padding-bottom="0.165cm" fo:padding-left="0.29cm" fo:padding-right="0.29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7" draw:textarea-horizontal-align="justify" draw:textarea-vertical-align="middle" draw:auto-grow-height="false" fo:min-height="2.016cm" fo:min-width="6.071cm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000000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35cm" svg:stroke-color="#333333" draw:marker-start-width="0.252cm" draw:marker-end-width="0.252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333333" draw:marker-start-width="0.304cm" draw:marker-end-width="0.304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333333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18" style:family="graphic" style:parent-style-name="standard" style:list-style-name="L1">
      <style:graphic-properties svg:stroke-width="0.035cm" svg:stroke-color="#333333" draw:marker-start-width="0.252cm" draw:marker-end-width="0.252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svg:stroke-width="0.035cm" svg:stroke-color="#333333" draw:marker-start-width="0.252cm" draw:marker-end-width="0.252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svg:stroke-width="0.035cm" svg:stroke-color="#333333" draw:marker-start-width="0.304cm" draw:marker-end-width="0.304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21" style:family="graphic" style:parent-style-name="standard" style:list-style-name="L1">
      <style:graphic-properties svg:stroke-width="0.035cm" svg:stroke-color="#333333" draw:marker-start-width="0.304cm" draw:marker-end-width="0.304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1cm" fo:min-width="2.5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1cm" fo:min-width="2.89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526cm"/>
    </style:style>
    <style:style style:name="gr25" style:family="graphic" style:parent-style-name="standard">
      <style:graphic-properties svg:stroke-width="0.035cm" svg:stroke-color="#666666" draw:marker-start-width="0.252cm" draw:marker-end-width="0.252cm" draw:fill="bitmap" draw:fill-color="#dddddd" draw:fill-image-name="_32_0_20_Percent" draw:textarea-horizontal-align="justify" draw:textarea-vertical-align="middle" draw:auto-grow-height="false" fo:min-height="0.381cm" fo:min-width="5.84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7cm" fo:min-width="1.4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6cm" fo:min-width="1.683cm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fo:min-height="0.471cm"/>
    </style:style>
    <style:style style:name="gr30" style:family="graphic" style:parent-style-name="objectwithoutfill">
      <style:graphic-properties draw:stroke="solid"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draw:fill="gradient" draw:fill-gradient-name="Gradient_20_104" draw:textarea-horizontal-align="justify" draw:textarea-vertical-align="middle" draw:auto-grow-height="false" fo:min-height="2.671cm" fo:min-width="18.499cm"/>
    </style:style>
    <style:style style:name="gr32" style:family="graphic" style:parent-style-name="standard">
      <style:graphic-properties draw:stroke="dash" draw:stroke-dash="Dashed_20__28_var_29_" svg:stroke-width="0.035cm" svg:stroke-color="#999999" draw:marker-start-width="0.252cm" draw:marker-end-width="0.252cm" draw:fill="solid" draw:fill-color="#eeeeee" draw:textarea-horizontal-align="justify" draw:textarea-vertical-align="bottom" draw:auto-grow-height="false" fo:min-height="4.994cm" fo:min-width="4.363cm" fo:padding-top="0.142cm" fo:padding-bottom="0.142cm" fo:padding-left="0.267cm" fo:padding-right="0.267cm" draw:shadow="visible" draw:shadow-offset-x="0.071cm" draw:shadow-offset-y="0.071cm"/>
    </style:style>
    <style:style style:name="gr33" style:family="graphic" style:parent-style-name="standard">
      <style:graphic-properties svg:stroke-width="0.028cm" svg:stroke-color="#666666" draw:marker-start-width="0.242cm" draw:marker-end-width="0.242cm" draw:fill="gradient" draw:fill-gradient-name="Gradient_20_101" draw:textarea-horizontal-align="justify" draw:textarea-vertical-align="middle" draw:auto-grow-height="false" fo:min-height="0.529cm" fo:min-width="1.076cm" fo:padding-top="0.139cm" fo:padding-bottom="0.139cm" fo:padding-left="0.264cm" fo:padding-right="0.264cm" draw:shadow="visible" draw:shadow-offset-x="0.071cm" draw:shadow-offset-y="0.07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0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57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6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75cm"/>
    </style:style>
    <style:style style:name="P1" style:family="paragraph">
      <loext:graphic-properties draw:fill="solid" draw:fill-color="#cccccc" draw:opacity="100%" draw:opacity-name="Transparency_20_20"/>
      <style:paragraph-properties fo:text-align="center"/>
    </style:style>
    <style:style style:name="P2" style:family="paragraph">
      <loext:graphic-properties draw:fill="gradient" draw:fill-color="#dddddd" draw:fill-gradient-name="Gradient_20_100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Tahoma"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loext:graphic-properties draw:fill-color="#cccccc" draw:opacity="100%" draw:opacity-name="Transparency_20_17"/>
      <style:paragraph-properties fo:text-align="center"/>
      <style:text-properties style:font-name="Tahoma" fo:font-size="12pt" style:font-size-asian="12pt" style:font-size-complex="12pt"/>
    </style:style>
    <style:style style:name="P7" style:family="paragraph">
      <loext:graphic-properties draw:fill-color="#dddddd" draw:opacity="100%" draw:opacity-name="Transparency_20_20"/>
      <style:paragraph-properties fo:text-align="center"/>
      <style:text-properties style:font-name="Tahoma" fo:font-size="11pt" style:font-size-asian="11pt" style:font-size-complex="11pt"/>
    </style:style>
    <style:style style:name="P8" style:family="paragraph">
      <loext:graphic-properties draw:fill="solid" draw:fill-color="#b2b2b2" draw:opacity="100%" draw:opacity-name="Transparency_20_27"/>
      <style:paragraph-properties fo:text-align="center"/>
      <style:text-properties style:font-name="Tahoma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style:font-name="Tahoma" fo:font-size="12pt" style:font-size-asian="12pt" style:font-size-complex="12pt"/>
    </style:style>
    <style:style style:name="P10" style:family="paragraph">
      <loext:graphic-properties draw:fill-color="#cccccc" draw:opacity="100%" draw:opacity-name="Transparency_20_17"/>
      <style:paragraph-properties fo:text-align="center"/>
      <style:text-properties style:font-name="Tahoma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gradient" draw:fill-color="#dddddd" draw:fill-gradient-name="Gradient_20_97"/>
      <style:paragraph-properties fo:margin-left="0cm" fo:margin-right="0cm" fo:text-align="center" fo:text-indent="0cm"/>
      <style:text-properties style:font-name="Tahoma" fo:font-size="12pt" style:font-size-asian="12pt" style:font-size-complex="12pt"/>
    </style:style>
    <style:style style:name="P13" style:family="paragraph">
      <loext:graphic-properties draw:fill="gradient" draw:fill-color="#dddddd" draw:fill-gradient-name="Gradient_20_97"/>
      <style:paragraph-properties fo:text-align="center"/>
      <style:text-properties style:font-name="Tahoma" fo:font-size="12pt" style:font-size-asian="12pt" style:font-size-complex="12pt"/>
    </style:style>
    <style:style style:name="P14" style:family="paragraph">
      <loext:graphic-properties draw:fill="gradient" draw:fill-color="#dddddd" draw:fill-gradient-name="Gradient_20_97"/>
      <style:paragraph-properties fo:margin-left="0cm" fo:margin-right="0cm" fo:text-align="center" fo:text-indent="0cm"/>
      <style:text-properties style:font-name="Tahoma" fo:font-size="12pt" style:letter-kerning="true" style:font-name-asian="SimSun" style:font-size-asian="12pt" style:font-name-complex="Lucida Sans" style:font-size-complex="12pt"/>
    </style:style>
    <style:style style:name="P15" style:family="paragraph">
      <loext:graphic-properties draw:fill-color="#ffffff"/>
      <style:paragraph-properties fo:text-align="center"/>
      <style:text-properties style:font-name="Tahoma" fo:font-size="10pt" style:font-size-asian="10pt" style:font-size-complex="10pt"/>
    </style:style>
    <style:style style:name="P16" style:family="paragraph">
      <loext:graphic-properties draw:fill-color="#ffffff"/>
      <style:paragraph-properties fo:margin-left="0cm" fo:margin-right="0cm" fo:text-align="center" fo:text-indent="0cm"/>
      <style:text-properties style:font-name="Tahoma" fo:font-size="10pt" style:font-size-asian="10pt" style:font-size-complex="1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bitmap" draw:fill-color="#dddddd" draw:fill-image-name="_32_0_20_Percent"/>
      <style:paragraph-properties fo:text-align="center"/>
      <style:text-properties style:font-name="Tahoma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style:font-name="Tahoma" fo:font-size="11pt" style:font-size-asian="11pt" style:font-size-complex="11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gradient" draw:fill-gradient-name="Gradient_20_104"/>
      <style:paragraph-properties fo:text-align="start"/>
      <style:text-properties fo:color="#eeeeee" style:font-name="Tahoma" fo:font-size="12pt" fo:font-style="italic" style:font-size-asian="12pt" style:font-style-asian="italic" style:font-size-complex="12pt" style:font-style-complex="italic"/>
    </style:style>
    <style:style style:name="P24" style:family="paragraph">
      <loext:graphic-properties draw:fill="solid" draw:fill-color="#eeeeee"/>
      <style:paragraph-properties fo:text-align="center"/>
      <style:text-properties style:font-name="Tahoma" fo:font-size="12pt" style:font-size-asian="12pt" style:font-size-complex="12pt"/>
    </style:style>
    <style:style style:name="P25" style:family="paragraph">
      <loext:graphic-properties draw:fill="gradient" draw:fill-gradient-name="Gradient_20_101"/>
      <style:paragraph-properties fo:text-align="center"/>
      <style:text-properties style:font-name="Tahoma" fo:font-size="12pt" style:font-size-asian="12pt" style:font-size-complex="12pt"/>
    </style:style>
    <style:style style:name="T1" style:family="text">
      <style:text-properties style:font-name="Tahoma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1pt" style:font-size-asian="11pt" style:font-size-complex="11pt"/>
    </style:style>
    <style:style style:name="T4" style:family="text">
      <style:text-properties style:font-name="Tahoma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ahoma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ahoma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T7" style:family="text">
      <style:text-properties style:font-name="Tahoma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T8" style:family="text">
      <style:text-properties style:font-name="Tahoma" fo:font-size="12pt" style:letter-kerning="true" style:font-name-asian="SimSun" style:font-size-asian="12pt" style:font-name-complex="Lucida Sans" style:font-size-complex="12pt"/>
    </style:style>
    <style:style style:name="T9" style:family="text">
      <style:text-properties style:font-name="Tahoma" fo:font-size="10pt" style:font-size-asian="10pt" style:font-size-complex="10pt"/>
    </style:style>
    <style:style style:name="T10" style:family="text">
      <style:text-properties style:font-name="Tahoma" fo:font-size="10pt" style:letter-kerning="true" style:font-name-asian="SimSun" style:font-size-asian="10pt" style:font-name-complex="Lucida Sans" style:font-size-complex="10pt"/>
    </style:style>
    <style:style style:name="T11" style:family="text">
      <style:text-properties fo:color="#eeeeee" style:font-name="Tahoma"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Tahoma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4.974cm" svg:x="1.536cm" svg:y="11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415cm" svg:height="4.974cm" svg:x="1.336cm" svg:y="11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415cm" svg:height="4.974cm" svg:x="1.136cm" svg:y="10.8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99cm" svg:height="4.572cm" svg:x="13.201cm" svg:y="11.04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457cm" svg:height="1.191cm" svg:x="1.443cm" svg:y="11cm">
          <draw:text-box>
            <text:p text:style-name="P3"><text:span text:style-name="T1">Aerostat Beam Engines &amp; Redis</text:span></text:p>
          </draw:text-box>
        </draw:frame>
        <draw:custom-shape draw:style-name="gr6" draw:text-style-name="P6" draw:layer="layout" svg:width="2.667cm" svg:height="1.524cm" svg:x="1.553cm" svg:y="17.488cm">
          <text:p text:style-name="P5"><text:span text:style-name="T2">backup</text:span></text:p>
          <draw:enhanced-geometry svg:viewBox="0 0 88 21600" draw:glue-points="44 ?f6 44 0 0 10800 44 21600 88 10800" draw:text-areas="0 ?f6 88 ?f3" draw:type="can" draw:modifiers="5410.6229508196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5.842cm" svg:height="2.032cm" svg:x="5.962cm" svg:y="20.188cm">
          <text:p text:style-name="P5"><text:span text:style-name="T1">microservice catalogue </text:span></text:p>
          <text:p text:style-name="P5"><text:span text:style-name="T3">transform, scale, graphic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223cm" svg:height="3.175cm" svg:x="5.454cm" svg:y="16.526cm">
          <text:p text:style-name="P5"><text:span text:style-name="T4">object store </text:span><text:span text:style-name="T5">or</text:span></text:p>
          <text:p text:style-name="P5"><text:span text:style-name="T4">file 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.916cm" svg:height="0.763cm" svg:x="6.47cm" svg:y="18.304cm">
          <draw:text-box>
            <text:p><text:span text:style-name="T2">packets</text:span></text:p>
          </draw:text-box>
        </draw:frame>
        <draw:frame draw:style-name="gr10" draw:text-style-name="P9" draw:layer="layout" svg:width="2.051cm" svg:height="0.763cm" svg:x="8.999cm" svg:y="18.304cm">
          <draw:text-box>
            <text:p><text:span text:style-name="T2">frames</text:span></text:p>
          </draw:text-box>
        </draw:frame>
        <draw:line draw:style-name="gr11" draw:text-style-name="P5" draw:layer="layout" svg:x1="2.9cm" svg:y1="15.4cm" svg:x2="2.914cm" svg:y2="17.521cm">
          <text:p/>
        </draw:line>
        <draw:custom-shape draw:style-name="gr12" draw:text-style-name="P8" draw:layer="layout" svg:width="7.036cm" svg:height="5.821cm" svg:x="12.439cm" svg:y="16.526cm">
          <text:p text:style-name="P5"><text:span text:style-name="T4">worker pool</text:span></text:p>
          <text:p text:style-name="P5"><text:span text:style-name="T5">scalable re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67cm" svg:height="3.024cm" svg:x="1.533cm" svg:y="12.276cm">
          <text:p text:style-name="P5"><text:span text:style-name="T6">content</text:span></text:p>
          <text:p text:style-name="P5"><text:span text:style-name="T6">items</text:span></text:p>
          <text:p text:style-name="P5"><text:span text:style-name="T7">metadata</text:span></text:p>
          <draw:enhanced-geometry svg:viewBox="0 0 88 21600" draw:glue-points="44 ?f6 44 0 0 10800 44 21600 88 10800" draw:text-areas="0 ?f6 88 ?f3" draw:type="can" draw:modifiers="5410.6229508196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6.604cm" svg:height="3.683cm" svg:x="5.435cm" svg:y="12.06cm">
          <text:p text:style-name="P5"><text:span text:style-name="T4">media element cache</text:span></text:p>
          <text:p text:style-name="P5"><text:span text:style-name="T5">payloads</text:span></text:p>
          <draw:enhanced-geometry svg:viewBox="0 0 88 21600" draw:glue-points="44 ?f6 44 0 0 10800 44 21600 88 10800" draw:text-areas="0 ?f6 88 ?f3" draw:type="can" draw:modifiers="5410.6229508196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5" draw:layer="layout" svg:x1="13.836cm" svg:y1="17.394cm" svg:x2="11.423cm" svg:y2="15.362cm">
          <text:p/>
        </draw:line>
        <draw:line draw:style-name="gr11" draw:text-style-name="P5" draw:layer="layout" svg:x1="12.693cm" svg:y1="19.172cm" svg:x2="11.423cm" svg:y2="18.283cm">
          <text:p/>
        </draw:line>
        <draw:line draw:style-name="gr14" draw:text-style-name="P5" draw:layer="layout" svg:x1="12.947cm" svg:y1="20.696cm" svg:x2="11.677cm" svg:y2="21.331cm">
          <text:p/>
        </draw:line>
        <draw:custom-shape draw:style-name="gr15" draw:text-style-name="P12" draw:layer="layout" svg:width="2.286cm" svg:height="1.016cm" svg:x="13.328cm" svg:y="18.791cm">
          <text:p text:style-name="P11"><text:span text:style-name="T8">compu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2" draw:layer="layout" svg:width="2.286cm" svg:height="1.016cm" svg:x="16.329cm" svg:y="18.792cm">
          <text:p text:style-name="P11"><text:span text:style-name="T8">lamb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3" draw:layer="layout" svg:width="2.286cm" svg:height="1.016cm" svg:x="14.929cm" svg:y="20.492cm">
          <text:p text:style-name="P5"><text:span text:style-name="T2">contain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4" draw:layer="layout" svg:width="2.286cm" svg:height="1.016cm" svg:x="13.429cm" svg:y="18.892cm">
          <text:p text:style-name="P11"><text:span text:style-name="T8">compu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4" draw:layer="layout" svg:width="2.286cm" svg:height="1.016cm" svg:x="13.53cm" svg:y="18.993cm">
          <text:p text:style-name="P11"><text:span text:style-name="T8">compu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14" draw:layer="layout" svg:width="2.286cm" svg:height="1.016cm" svg:x="16.43cm" svg:y="18.893cm">
          <text:p text:style-name="P11"><text:span text:style-name="T8">lamb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14" draw:layer="layout" svg:width="2.286cm" svg:height="1.016cm" svg:x="16.531cm" svg:y="18.994cm">
          <text:p text:style-name="P11"><text:span text:style-name="T8">lamb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3" draw:layer="layout" svg:width="2.286cm" svg:height="1.016cm" svg:x="15.03cm" svg:y="20.593cm">
          <text:p text:style-name="P5"><text:span text:style-name="T2">contain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3" draw:layer="layout" svg:width="2.286cm" svg:height="1.016cm" svg:x="15.131cm" svg:y="20.694cm">
          <text:p text:style-name="P5"><text:span text:style-name="T2">contain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5" draw:layer="layout" svg:width="3.048cm" svg:height="0.508cm" svg:x="13.582cm" svg:y="11.325cm">
          <text:p text:style-name="P5"><text:span text:style-name="T9">reques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3.048cm" svg:height="0.508cm" svg:x="13.983cm" svg:y="11.927cm">
          <text:p text:style-name="P5"><text:span text:style-name="T9">cache retrie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3.048cm" svg:height="0.508cm" svg:x="13.984cm" svg:y="12.529cm">
          <text:p text:style-name="P5"><text:span text:style-name="T9">obj. store retrie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3.048cm" svg:height="0.508cm" svg:x="14.163cm" svg:y="13.734cm">
          <text:p text:style-name="P5"><text:span text:style-name="T9">store resul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3.048cm" svg:height="0.508cm" svg:x="14.344cm" svg:y="13.131cm">
          <text:p text:style-name="P5"><text:span text:style-name="T9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3.048cm" svg:height="0.508cm" svg:x="15.26cm" svg:y="14.346cm">
          <text:p text:style-name="P5"><text:span text:style-name="T9">cache 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3.44cm" svg:height="0.508cm" svg:x="15.26cm" svg:y="14.935cm">
          <text:p text:style-name="P11"><text:span text:style-name="T10">stream respons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8" draw:layer="layout" svg:width="2.026cm" svg:height="1.275cm" svg:x="16.97cm" svg:y="11.105cm">
          <draw:text-box>
            <text:p text:style-name="P17"><text:span text:style-name="T4">Bull</text:span></text:p>
            <text:p text:style-name="P17"><text:span text:style-name="T4">queues</text:span></text:p>
          </draw:text-box>
        </draw:frame>
        <draw:line draw:style-name="gr14" draw:text-style-name="P5" draw:layer="layout" svg:x1="14.09cm" svg:y1="11.425cm" svg:x2="13.834cm" svg:y2="9.012cm">
          <text:p/>
        </draw:line>
        <draw:line draw:style-name="gr14" draw:text-style-name="P5" draw:layer="layout" svg:x1="19.297cm" svg:y1="9.012cm" svg:x2="18.4cm" svg:y2="15.2cm">
          <text:p/>
        </draw:line>
        <draw:custom-shape draw:style-name="gr25" draw:text-style-name="P19" draw:layer="layout" svg:width="6.604cm" svg:height="0.889cm" svg:x="13.328cm" svg:y="8.123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6.604cm" svg:height="0.889cm" svg:x="13.229cm" svg:y="8.023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6.604cm" svg:height="0.889cm" svg:x="13.13cm" svg:y="7.923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9" draw:layer="layout" svg:width="1.903cm" svg:height="0.877cm" svg:x="13.87cm" svg:y="9.405cm">
          <draw:text-box>
            <text:p><text:span text:style-name="T2">request</text:span></text:p>
          </draw:text-box>
        </draw:frame>
        <draw:frame draw:style-name="gr27" draw:text-style-name="P9" draw:layer="layout" svg:width="2.183cm" svg:height="0.876cm" svg:x="17.071cm" svg:y="9.406cm">
          <draw:text-box>
            <text:p><text:span text:style-name="T2">response</text:span></text:p>
          </draw:text-box>
        </draw:frame>
        <draw:line draw:style-name="gr28" draw:text-style-name="P20" draw:layer="layout" svg:x1="8.502cm" svg:y1="9.458cm" svg:x2="19.736cm" svg:y2="9.458cm">
          <text:p/>
        </draw:line>
        <draw:line draw:style-name="gr28" draw:text-style-name="P20" draw:layer="layout" svg:x1="8.502cm" svg:y1="10.247cm" svg:x2="19.736cm" svg:y2="10.247cm">
          <text:p/>
        </draw:line>
        <draw:frame draw:style-name="gr29" draw:text-style-name="P21" draw:layer="layout" svg:width="11.34cm" svg:height="0.721cm" svg:x="8.502cm" svg:y="9.485cm">
          <draw:text-box>
            <text:p text:style-name="P3"><text:span text:style-name="T1">content beam API</text:span><text:span text:style-name="T3"> <text:s/></text:span></text:p>
          </draw:text-box>
        </draw:frame>
        <draw:path draw:style-name="gr30" draw:text-style-name="P22" draw:layer="layout" svg:width="1.736cm" svg:height="2.142cm" draw:transform="skewX (-0.00663225115757854) rotate (-1.15296450386745) translate (16.7811962669981cm 14.8958760611324cm)" svg:viewBox="0 0 1737 2143" svg:d="M500 127c2489-950 638 3813-500 1248">
          <text:p/>
        </draw:path>
        <draw:line draw:style-name="gr11" draw:text-style-name="P5" draw:layer="layout" svg:x1="5.9cm" svg:y1="18.2cm" svg:x2="4.2cm" svg:y2="18.3cm">
          <text:p/>
        </draw:line>
        <draw:frame draw:style-name="gr10" draw:text-style-name="P9" draw:layer="layout" svg:width="2.051cm" svg:height="0.763cm" svg:x="7.6cm" svg:y="18.805cm">
          <draw:text-box>
            <text:p><text:span text:style-name="T2">formats</text:span></text:p>
          </draw:text-box>
        </draw:frame>
      </draw:page>
      <draw:page draw:name="page2" draw:style-name="dp1" draw:master-page-name="Default">
        <draw:custom-shape draw:style-name="gr31" draw:text-style-name="P23" draw:layer="layout" svg:width="18.999cm" svg:height="2.921cm" svg:x="0.982cm" svg:y="7.64cm">
          <text:p text:style-name="P3"><text:span text:style-name="T11">cluster </text:span></text:p>
          <text:p text:style-name="P3"><text:span text:style-name="T11">message </text:span></text:p>
          <text:p text:style-name="P3"><text:span text:style-name="T11">bus</text:span></text:p>
          <draw:enhanced-geometry svg:viewBox="0 0 21600 21600" draw:mirror-horizontal="true" draw:text-areas="0 0 21600 21600" draw:type="pentagon-right" draw:modifiers="21178.96112381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32" draw:text-style-name="P24" draw:layer="layout" svg:width="5.207cm" svg:height="5.588cm" svg:x="2.998cm" svg:y="5.862cm">
            <text:p text:style-name="P5"><text:span text:style-name="T2">availability zone X</text:span></text:p>
            <draw:enhanced-geometry svg:viewBox="0 0 21600 21600" draw:path-stretchpoint-x="10800" draw:path-stretchpoint-y="10800" draw:text-areas="?f3 ?f4 ?f5 ?f6" draw:type="round-rectangle" draw:modifiers="2198.156682027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yout" svg:width="1.778cm" svg:height="1.143cm" svg:x="3.426cm" svg:y="6.767cm">
            <text:p text:style-name="P5"><text:span text:style-name="T2">master</text:span></text:p>
            <text:p text:style-name="P5"><text:span text:style-name="T4">A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5" draw:layer="layout" svg:width="1.778cm" svg:height="1.143cm" svg:x="5.827cm" svg:y="7.767cm">
            <text:p text:style-name="P5"><text:span text:style-name="T2">replica</text:span></text:p>
            <text:p text:style-name="P5"><text:span text:style-name="T4">B1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5" draw:layer="layout" svg:width="1.778cm" svg:height="1.143cm" svg:x="4.128cm" svg:y="9.267cm">
            <text:p text:style-name="P5"><text:span text:style-name="T2">replica</text:span></text:p>
            <text:p text:style-name="P5"><text:span text:style-name="T4">C1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g>
          <draw:custom-shape draw:style-name="gr32" draw:text-style-name="P24" draw:layer="layout" svg:width="5.207cm" svg:height="5.588cm" svg:x="8.788cm" svg:y="5.862cm">
            <text:p text:style-name="P5"><text:span text:style-name="T2">availability zone 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198.156682027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yout" svg:width="1.778cm" svg:height="1.143cm" svg:x="9.216cm" svg:y="6.767cm">
            <text:p text:style-name="P5"><text:span text:style-name="T2">replica</text:span></text:p>
            <text:p text:style-name="P5"><text:span text:style-name="T4">A1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5" draw:layer="layout" svg:width="1.778cm" svg:height="1.143cm" svg:x="11.617cm" svg:y="7.767cm">
            <text:p text:style-name="P5"><text:span text:style-name="T2">master</text:span></text:p>
            <text:p text:style-name="P5"><text:span text:style-name="T4">B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5" draw:layer="layout" svg:width="1.778cm" svg:height="1.143cm" svg:x="9.918cm" svg:y="9.267cm">
            <text:p text:style-name="P5"><text:span text:style-name="T2">replica</text:span></text:p>
            <text:p text:style-name="P5"><text:span text:style-name="T4">C2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g>
          <draw:custom-shape draw:style-name="gr32" draw:text-style-name="P24" draw:layer="layout" svg:width="5.207cm" svg:height="5.588cm" svg:x="14.59cm" svg:y="5.862cm">
            <text:p text:style-name="P5"><text:span text:style-name="T2">availability zone Z</text:span></text:p>
            <draw:enhanced-geometry svg:viewBox="0 0 21600 21600" draw:path-stretchpoint-x="10800" draw:path-stretchpoint-y="10800" draw:text-areas="?f3 ?f4 ?f5 ?f6" draw:type="round-rectangle" draw:modifiers="2198.156682027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yout" svg:width="1.778cm" svg:height="1.143cm" svg:x="15.018cm" svg:y="6.767cm">
            <text:p text:style-name="P5"><text:span text:style-name="T2">replica</text:span></text:p>
            <text:p text:style-name="P5"><text:span text:style-name="T4">A2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5" draw:layer="layout" svg:width="1.778cm" svg:height="1.143cm" svg:x="17.419cm" svg:y="7.767cm">
            <text:p text:style-name="P5"><text:span text:style-name="T2">replica</text:span></text:p>
            <text:p text:style-name="P5"><text:span text:style-name="T4">B2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5" draw:layer="layout" svg:width="1.778cm" svg:height="1.143cm" svg:x="15.72cm" svg:y="9.267cm">
            <text:p text:style-name="P5"><text:span text:style-name="T2">master</text:span></text:p>
            <text:p text:style-name="P5"><text:span text:style-name="T4">C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custom-shape draw:style-name="gr25" draw:text-style-name="P19" draw:layer="layout" svg:width="6.604cm" svg:height="0.889cm" svg:x="8.221cm" svg:y="3.748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6.604cm" svg:height="0.889cm" svg:x="8.122cm" svg:y="3.648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6.604cm" svg:height="0.889cm" svg:x="8.023cm" svg:y="3.548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5" draw:layer="layout" svg:x1="5.192cm" svg:y1="6.878cm" svg:x2="9.129cm" svg:y2="4.592cm">
          <text:p/>
        </draw:line>
        <draw:line draw:style-name="gr11" draw:text-style-name="P5" draw:layer="layout" svg:x1="11.034cm" svg:y1="9.291cm" svg:x2="11.415cm" svg:y2="4.592cm">
          <text:p/>
        </draw:line>
        <draw:line draw:style-name="gr11" draw:text-style-name="P5" draw:layer="layout" svg:x1="18.4cm" svg:y1="7.767cm" svg:x2="14.082cm" svg:y2="4.592cm">
          <text:p/>
        </draw:line>
        <draw:frame draw:style-name="gr34" draw:text-style-name="P9" draw:layer="layout" svg:width="3.529cm" svg:height="1.275cm" svg:x="3.668cm" svg:y="3.703cm">
          <draw:text-box>
            <text:p><text:span text:style-name="T2">clients talk to</text:span></text:p>
            <text:p><text:span text:style-name="T2">all </text:span><text:span text:style-name="T12">cluster nodes</text:span></text:p>
          </draw:text-box>
        </draw:frame>
        <draw:frame draw:style-name="gr35" draw:text-style-name="P9" draw:layer="layout" svg:width="3.072cm" svg:height="1.275cm" svg:x="15.469cm" svg:y="3.703cm">
          <draw:text-box>
            <text:p><text:span text:style-name="T2">cluster is</text:span></text:p>
            <text:p><text:span text:style-name="T2">self-balancing</text:span></text:p>
          </draw:text-box>
        </draw:frame>
        <draw:frame draw:style-name="gr36" draw:text-style-name="P9" draw:layer="layout" svg:width="3.122cm" svg:height="1.275cm" svg:x="14.47cm" svg:y="7.875cm">
          <draw:text-box>
            <text:p><text:span text:style-name="T12">leader</text:span><text:span text:style-name="T2"> elected</text:span></text:p>
            <text:p><text:span text:style-name="T2">on failure </text:span></text:p>
          </draw:text-box>
        </draw:frame>
        <draw:frame draw:style-name="gr37" draw:text-style-name="P9" draw:layer="layout" svg:width="2.69cm" svg:height="1.275cm" svg:x="3.27cm" svg:y="7.905cm">
          <draw:text-box>
            <text:p><text:span text:style-name="T2">data split </text:span></text:p>
            <text:p><text:span text:style-name="T2">into </text:span><text:span text:style-name="T12">shards</text:span><text:span text:style-name="T2"> </text:span></text:p>
          </draw:text-box>
        </draw:frame>
        <draw:frame draw:style-name="gr38" draw:text-style-name="P9" draw:layer="layout" svg:width="2.25cm" svg:height="1.275cm" svg:x="8.77cm" svg:y="7.906cm">
          <draw:text-box>
            <text:p><text:span text:style-name="T2">one copy</text:span></text:p>
            <text:p><text:span text:style-name="T2">per </text:span><text:span text:style-name="T12">zone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0" draw:display-name="Gradient 100" draw:style="square" draw:cx="50%" draw:cy="50%" draw:start-color="#999999" draw:end-color="#ffffff" draw:start-intensity="100%" draw:end-intensity="100%" draw:angle="300" draw:border="0%"/>
    <draw:gradient draw:name="Gradient_20_101" draw:display-name="Gradient 101" draw:style="linear" draw:start-color="#eeeeee" draw:end-color="#b2b2b2" draw:start-intensity="100%" draw:end-intensity="100%" draw:angle="300" draw:border="0%"/>
    <draw:gradient draw:name="Gradient_20_104" draw:display-name="Gradient 104" draw:style="ellipsoid" draw:cx="50%" draw:cy="50%" draw:start-color="#dddddd" draw:end-color="#333333" draw:start-intensity="100%" draw:end-intensity="100%" draw:angle="0" draw:border="0%"/>
    <draw:gradient draw:name="Gradient_20_97" draw:display-name="Gradient 97" draw:style="linear" draw:start-color="#dddddd" draw:end-color="#666666" draw:start-intensity="100%" draw:end-intensity="100%" draw:angle="900" draw:border="0%"/>
    <draw:fill-image draw:name="_32_0_20_Percent" draw:display-name="20 Percent" xlink:href="Pictures/1000000000000008000000086CDD10A8240B2120.png" xlink:type="simple" xlink:show="embed" xlink:actuate="onLoad"/>
    <draw:opacity draw:name="Transparency_20_17" draw:display-name="Transparency 17" draw:style="radial" draw:cx="50%" draw:cy="50%" draw:start="100%" draw:end="0%" draw:border="0%"/>
    <draw:opacity draw:name="Transparency_20_20" draw:display-name="Transparency 20" draw:style="rectangular" draw:cx="50%" draw:cy="50%" draw:start="100%" draw:end="0%" draw:angle="0" draw:border="0%"/>
    <draw:opacity draw:name="Transparency_20_27" draw:display-name="Transparency 27" draw:style="radial" draw:cx="75%" draw:cy="40%" draw:start="100%" draw:end="0%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2:12:55.073000000</meta:creation-date>
    <dc:date>2019-03-13T12:35:26.469000000</dc:date>
    <meta:editing-duration>PT5M28S</meta:editing-duration>
    <meta:editing-cycles>3</meta:editing-cycles>
    <meta:generator>LibreOffice/6.1.3.2$Windows_X86_64 LibreOffice_project/86daf60bf00efa86ad547e59e09d6bb77c699acb</meta:generator>
    <meta:document-statistic meta:object-count="74"/>
  </office:meta>
</office:document-meta>
</file>